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4781" officeooo:paragraph-rsid="000b4781"/>
    </style:style>
    <style:style style:name="P2" style:family="paragraph" style:parent-style-name="Standard">
      <style:text-properties officeooo:rsid="000ce244" officeooo:paragraph-rsid="000ce244"/>
    </style:style>
    <style:style style:name="P3" style:family="paragraph" style:parent-style-name="Standard">
      <style:text-properties officeooo:rsid="000e4760" officeooo:paragraph-rsid="000e4760"/>
    </style:style>
    <style:style style:name="P4" style:family="paragraph" style:parent-style-name="Standard">
      <style:paragraph-properties fo:text-align="start" style:justify-single-word="false"/>
      <style:text-properties officeooo:rsid="000e4760" officeooo:paragraph-rsid="000e4760"/>
    </style:style>
    <style:style style:name="P5" style:family="paragraph" style:parent-style-name="Standard">
      <style:paragraph-properties fo:text-align="start" style:justify-single-word="false"/>
      <style:text-properties officeooo:rsid="000f578b" officeooo:paragraph-rsid="000f578b"/>
    </style:style>
    <style:style style:name="P6" style:family="paragraph" style:parent-style-name="Standard">
      <style:paragraph-properties fo:text-align="start" style:justify-single-word="false"/>
      <style:text-properties officeooo:rsid="000f8ea1" officeooo:paragraph-rsid="000f8ea1"/>
    </style:style>
    <style:style style:name="P7" style:family="paragraph" style:parent-style-name="Standard">
      <style:paragraph-properties fo:text-align="start" style:justify-single-word="false"/>
      <style:text-properties officeooo:rsid="0010205a" officeooo:paragraph-rsid="0010205a"/>
    </style:style>
    <style:style style:name="P8" style:family="paragraph">
      <style:paragraph-properties fo:text-align="center"/>
    </style:style>
    <style:style style:name="T1" style:family="text">
      <style:text-properties officeooo:rsid="000ce24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parents donne leurs attributs à leurs enfants.</text:p>
      <text:p text:style-name="P1">Deux attributs obligatoire dans tout les layouts :</text:p>
      <text:p text:style-name="P1">- layout.height</text:p>
      <text:p text:style-name="P1">- layout.width</text:p>
      <text:p text:style-name="P1">- layout.weight (Dans le linearLayout)</text:p>
      <text:p text:style-name="P1">4 Layouts :</text:p>
      <text:p text:style-name="P1">-LinearLayout</text:p>
      <text:p text:style-name="P1"><text:tab/>-<text:span text:style-name="T1">Seule dépendance : orientation.</text:span></text:p>
      <text:p text:style-name="P1">-RelativeLayout</text:p>
      <text:p text:style-name="P1"><text:tab/>-Très complexe et lourd</text:p>
      <text:p text:style-name="P1"><text:tab/>- À utiliser si vraiment nécessaire</text:p>
      <text:p text:style-name="P1">-ScrollView</text:p>
      <text:p text:style-name="P1">-FrameLayout</text:p>
      <text:p text:style-name="P1"><text:tab/>-<text:span text:style-name="T1">Reste par dessus les autres layouts.</text:span></text:p>
      <text:p text:style-name="P1"/>
      <text:p text:style-name="P1"/>
      <text:p text:style-name="P1">Mesure en « dp » , proportion de l'écran.</text:p>
      <text:p text:style-name="P1">match_parent : Prends la taille du parent.</text:p>
      <text:p text:style-name="P1">wrap_content: taille minimum</text:p>
      <text:p text:style-name="P1"/>
      <text:p text:style-name="P2">&lt;RelativeLayout&gt;</text:p>
      <text:p text:style-name="P2"/>
      <text:p text:style-name="P2"/>
      <text:p text:style-name="P2"/>
      <text:p text:style-name="P2">&gt;</text:p>
      <text:p text:style-name="P2">&lt;ProgressBar</text:p>
      <text:p text:style-name="P2"/>
      <text:p text:style-name="P2"/>
      <text:p text:style-name="P2"/>
      <text:p text:style-name="P2"/>
      <text:p text:style-name="P2"/>
      <text:p text:style-name="P2">style = «?android:attr/progressBatStyleLarge »</text:p>
      <text:p text:style-name="P2"/>
      <text:p text:style-name="P3">android:layout_centerInParent= « true »</text:p>
      <text:p text:style-name="P3"/>
      <text:p text:style-name="P3"/>
      <text:p text:style-name="P3"/>
      <text:p text:style-name="P3">Démarrage d'une activité :</text:p>
      <text:p text:style-name="P3">Application =&gt; Séquence de méthode au démarrage / à la fin</text:p>
      <text:p text:style-name="P3"/>
      <text:p text:style-name="P3"><draw:rect text:anchor-type="paragraph" draw:z-index="0" draw:style-name="gr1" draw:text-style-name="P8" svg:width="3.67cm" svg:height="1.094cm" svg:x="6.675cm" svg:y="0.392cm"><text:p text:style-name="P8">En Marche</text:p></draw:rect></text:p>
      <text:p text:style-name="P3"><text:tab/><text:tab/><text:tab/>-----------------&gt;</text:p>
      <text:p text:style-name="P4"><draw:rect text:anchor-type="paragraph" draw:z-index="2" draw:style-name="gr1" draw:text-style-name="P8" svg:width="2.576cm" svg:height="1.13cm" svg:x="10.943cm" svg:y="0.935cm"><text:p text:style-name="P8">En Pause</text:p></draw:rect><draw:rect text:anchor-type="paragraph" draw:z-index="1" draw:style-name="gr1" draw:text-style-name="P8" svg:width="2.611cm" svg:height="1.165cm" svg:x="3.5cm" svg:y="0.935cm"><text:p text:style-name="P8">Démarrage</text:p></draw:rect><text:tab/><text:tab/><text:tab/>onResume<text:tab/><text:tab/><text:tab/><text:tab/><text:tab/>onPause()</text:p>
      <text:p text:style-name="P4"><draw:custom-shape text:anchor-type="paragraph" draw:z-index="8" draw:style-name="gr3" svg:width="0.565cm" svg:height="0.248cm" svg:x="8.368cm" svg:y="0.23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|</text:p>
      <text:p text:style-name="P4"><draw:custom-shape text:anchor-type="paragraph" draw:z-index="7" draw:style-name="gr2" draw:text-style-name="P8" svg:width="2.4cm" svg:height="0.6cm" svg:x="8.297cm" svg:y="0.843cm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rect text:anchor-type="paragraph" draw:z-index="6" draw:style-name="gr1" draw:text-style-name="P8" svg:width="1.976cm" svg:height="1.235cm" svg:x="-1.157cm" svg:y="3.595cm"><text:p text:style-name="P8">Icon</text:p></draw:rect><draw:rect text:anchor-type="paragraph" draw:z-index="5" draw:style-name="gr1" draw:text-style-name="P8" svg:width="2.329cm" svg:height="1.235cm" svg:x="0.924cm" svg:y="1.549cm"><text:p text:style-name="P8">App Créer</text:p></draw:rect><draw:rect text:anchor-type="paragraph" draw:z-index="4" draw:style-name="gr1" draw:text-style-name="P8" svg:width="2.188cm" svg:height="1.13cm" svg:x="16.552cm" svg:y="3.806cm"><text:p text:style-name="P8">Détruite</text:p></draw:rect><draw:rect text:anchor-type="paragraph" draw:z-index="3" draw:style-name="gr1" draw:text-style-name="P8" svg:width="2.541cm" svg:height="1.271cm" svg:x="13.73cm" svg:y="1.584cm"><text:p text:style-name="P8">Act Stoper</text:p></draw:rect><text:tab/>------------&gt;<text:tab/><text:tab/><text:tab/><text:tab/><text:tab/>onResume()<text:tab/><text:tab/><text:tab/>--------|</text:p>
      <text:p text:style-name="P4"><text:tab/>onStart()<text:tab/><text:tab/><text:tab/><text:tab/><text:tab/><text:tab/><text:tab/><text:tab/><text:tab/> <text:s text:c="5"/>onStop()</text:p>
      <text:p text:style-name="P4"><draw:custom-shape text:anchor-type="paragraph" draw:z-index="9" draw:style-name="gr3" svg:width="0.389cm" svg:height="0.742cm" svg:x="4.981cm" svg:y="0.1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|<text:tab/><text:tab/><text:tab/><text:tab/><text:tab/><text:tab/><text:tab/><text:tab/><text:tab/><text:tab/><text:tab/>v</text:p>
      <text:p text:style-name="P4"/>
      <text:p text:style-name="P4"><draw:custom-shape text:anchor-type="paragraph" draw:z-index="10" draw:style-name="gr3" svg:width="1.165cm" svg:height="0.389cm" svg:x="12.248cm" svg:y="0.02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style-name="gr3" svg:width="2.752cm" svg:height="0.248cm" svg:x="6.816cm" svg:y="0.02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onStart()<text:tab/><text:tab/><text:tab/>onRestart()</text:p>
      <text:p text:style-name="P4">-----&gt;<text:tab/><text:tab/><text:tab/><text:tab/><text:tab/><text:tab/><text:tab/><text:tab/><text:tab/><text:tab/><text:tab/><text:tab/><text:tab/></text:p>
      <text:p text:style-name="P4">onCreated()<text:tab/><text:tab/><text:tab/><text:tab/><text:tab/><text:tab/><text:tab/><text:tab/><text:tab/><text:tab/> <text:s text:c="8"/>onDestroy()v<text:tab/><text:tab/></text:p>
      <text:p text:style-name="P5"><text:soft-page-break/>&lt;activity android:name=  « MainActivity » android:label= « test »&gt;</text:p>
      <text:p text:style-name="P5"><text:tab/>&lt;intent-filter&gt;</text:p>
      <text:p text:style-name="P5"><text:tab/><text:tab/>&lt;action android:name=  « android.intent.action.Main » /&gt;</text:p>
      <text:p text:style-name="P5"><text:tab/><text:tab/>&lt;category android:name= « android.intent.category.LAUNCHER » /&gt;</text:p>
      <text:p text:style-name="P5"><text:tab/>&lt;/intent-filter&gt;</text:p>
      <text:p text:style-name="P5">&lt;/activity&gt;</text:p>
      <text:p text:style-name="P5">&lt;activity android:name=  « MailSe » android:label= « Menu » /&gt;</text:p>
      <text:p text:style-name="P5"/>
      <text:p text:style-name="P5"/>
      <text:p text:style-name="P5"/>
      <text:p text:style-name="P6">@Override</text:p>
      <text:p text:style-name="P6">public void onCreated(Bundle savedInstance){</text:p>
      <text:p text:style-name="P6"><text:tab/>super.onCreated(savedInstance) ;</text:p>
      <text:p text:style-name="P6"><text:tab/>setContentView(R.layout.main_activity) ;</text:p>
      <text:p text:style-name="P7">}</text:p>
      <text:p text:style-name="P7"/>
      <text:p text:style-name="P7">@Override</text:p>
      <text:p text:style-name="P7">public void onDestroy(){</text:p>
      <text:p text:style-name="P7"><text:tab/>super.onDestroy() ;</text:p>
      <text:p text:style-name="P7"><text:tab/>android.os.Debug.stopMethodTracing() ;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5:19:55.329327726</meta:creation-date>
    <dc:date>2015-10-06T16:57:07.817927788</dc:date>
    <meta:editing-duration>PT2M28S</meta:editing-duration>
    <meta:editing-cycles>1</meta:editing-cycles>
    <meta:document-statistic meta:table-count="0" meta:image-count="0" meta:object-count="0" meta:page-count="2" meta:paragraph-count="50" meta:word-count="170" meta:character-count="1413" meta:non-whitespace-character-count="1195"/>
    <meta:generator>LibreOffice/4.2.8.2$Linux_X86_64 LibreOffice_project/420m0$Build-2</meta:generator>
  </office:meta>
</office:document-meta>
</file>